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style="normal" style:font-size-asian="10pt" style:font-style-asian="normal" style:font-size-complex="10pt"/>
    </style:style>
    <style:style style:name="P3" style:family="paragraph" style:parent-style-name="Standard">
      <style:text-properties fo:font-style="normal" style:font-style-asian="normal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font-size="10pt" fo:font-style="normal" style:font-size-asian="10pt" style:font-style-asian="norm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trick Th. Eugster, Pascal A. Felber, Rachid Guerraoui, Anne-Marie Kermarrec, The many faces of Publish / Subscribe, </text:span><text:span text:style-name="T2">ACM Computing Surveys</text:span><text:span text:style-name="T1">, 35(2) : 114–131, juin 2003</text:span></text:p>
      <text:p text:style-name="P1"/>
      <text:p text:style-name="Standard"><text:span text:style-name="T1">Fabian Kuhn, Yoram Moses, Rotem Oshman, Coordinated Consensus in Dynamic Networks. In </text:span><text:span text:style-name="T2">Proceedings of the 30th annual ACM SIGACT-SIGOPS symposium on Principles of distributed computing, </text:span><text:span text:style-name="T3">San Jose, California, USA, 6 au 8 juin 2011, 1-10, ACM (Associatin for Computing Machinery)</text:span></text:p>
      <text:p text:style-name="P2"/>
      <text:p text:style-name="Standard"><text:span text:style-name="T3">Lloyd Wood, Wesley M. Eddy, Peter Holliday, A Bundle of Problems, In </text:span><text:span text:style-name="T2">IEEE Aerospace conference</text:span><text:span text:style-name="T3">, Big Sky, Montana, Mars 2009, 1-17, IEEE</text:span></text:p>
      <text:p text:style-name="P2"/>
      <text:p text:style-name="Standard"><text:span text:style-name="T3">Carlos Borrego Iglesias, </text:span><text:span text:style-name="T2">A Mobile Code-based Multi-Routing Protocol Architecture for Delay and Disruption Tolerant Networking, </text:span><text:span text:style-name="T3">Thèse de doctorate provenant de « Universitat Autònoma de Barcelona. Departament d'Enginyeria de la Informació i de les Comunicacions », Janvier 2013</text:span></text:p>
      <text:p text:style-name="P2"/>
      <text:p text:style-name="Standard"><text:span text:style-name="T3">A. Lindgren, A. Doria, E. Davies, S. Grasic</text:span><text:span text:style-name="T2">, </text:span><text:span text:style-name="T3">Probabilistic Routing Protocol for Intermittently Connected Networks, Request for Comments: 6693, Internet Research Task Force (IRTF), Août 2012</text:span></text:p>
      <text:p text:style-name="P2"/>
      <text:p text:style-name="Standard"><text:span text:style-name="T3">Jan S. Rellermeyer, Gustavo Alonso, Timothy Roscoe, R-OSGi: Distributed Applications Through</text:span></text:p>
      <text:p text:style-name="Standard"><text:span text:style-name="T3">Software Modularization, In Proceedings of the ACM/IFIP/USENIX 2007 International Conference on Middleware, Newport Beach, California, Du 26 au 30 novembre 2007, 1-20, Springer-Verlag</text:span></text:p>
      <text:p text:style-name="P2"/>
      <text:p text:style-name="Standard"><text:span text:style-name="T3">Conception et programmation orientées objet, Bertrand Meyer, Eyrolles, édition française de 2000</text:span></text:p>
      <text:p text:style-name="P1"/>
      <text:p text:style-name="Standard"><text:span text:style-name="T1">Dominique Guinard, Vlad Trifa, Friedemann Mattern, Erik Wilde, Architecting the Internet of Things, From the Internet of Things to the Web of Things: Resource Oriented Architecture and Best Practices, Springer, 2011</text:span></text:p>
      <text:p text:style-name="P1"/>
      <text:p text:style-name="Standard"><text:span text:style-name="T1">Alex Pentland, Fletcher Sandry, Richard, DakNet: Rethinking Connectivity in Developing Nations, Computer, 37:78-83, Février 2004</text:span></text:p>
      <text:p text:style-name="P1"/>
      <text:p text:style-name="Standard"><text:span text:style-name="T1">Hein Meling, Alberto Montresor, Ozalp Babo glu, A Distributed Object Group Platform with Autonomous Replication Management for Dependable Computing, Department of Computer Science University of Bologna, Décembre 2002</text:span></text:p>
      <text:p text:style-name="P1"/>
      <text:p text:style-name="Standard"><text:span text:style-name="T1">Daniele Miorandi, Sabrina Sicari, Franscesco De Pellegrini, Imrich Chlamtac, Internet of things: Vision, applications and research challenges, Ad Hoc Networks, 10;1497-1516, Avril 2012</text:span></text:p>
      <text:p text:style-name="P1"/>
      <text:p text:style-name="P2"/>
      <text:p text:style-name="P3"/>
      <text:p text:style-name="P3"><text:soft-page-break/></text:p>
      <text:p text:style-name="P3"/>
      <text:p text:style-name="P3"/>
      <text:p text:style-name="P4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2" meta:word-count="294" meta:character-count="2157" meta:non-whitespace-character-count="1876"/>
    <meta:generator>LibreOfficeDev/6.0.5.2$Linux_X86_64 LibreOffice_project/</meta:generator>
  </office:meta>
</office:document-meta>
</file>